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17e16" officeooo:paragraph-rsid="00154977" style:font-size-asian="11pt" style:font-size-complex="11pt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17e16" officeooo:paragraph-rsid="00159c9b" style:font-size-asian="11pt" style:font-size-complex="11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17e16" officeooo:paragraph-rsid="00191b67" style:font-size-asian="11pt" style:font-size-complex="11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17e16" officeooo:paragraph-rsid="001a724f" style:font-size-asian="11pt" style:font-size-complex="11pt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54977" officeooo:paragraph-rsid="00154977" style:font-size-asian="11pt" style:font-size-complex="11pt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59c9b" officeooo:paragraph-rsid="00159c9b" style:font-size-asian="11pt" style:font-size-complex="11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59c9b" officeooo:paragraph-rsid="0019db00" style:font-size-asian="11pt" style:font-size-complex="11pt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8153c" officeooo:paragraph-rsid="0018153c" style:font-size-asian="11pt" style:font-size-complex="11pt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8153c" officeooo:paragraph-rsid="00187980" style:font-size-asian="11pt" style:font-size-complex="11pt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91b67" officeooo:paragraph-rsid="00191b67" style:font-size-asian="11pt" style:font-size-complex="11pt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9db00" officeooo:paragraph-rsid="0019db00" style:font-size-asian="11pt" style:font-size-complex="11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34a52" officeooo:paragraph-rsid="001c65cf" style:font-size-asian="11pt" style:font-size-complex="11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a724f" officeooo:paragraph-rsid="001a724f" style:font-size-asian="11pt" style:font-size-complex="11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1c65cf" officeooo:paragraph-rsid="001c65cf" style:font-size-asian="11pt" style:font-size-complex="11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style:text-underline-style="none" officeooo:rsid="0019db00" officeooo:paragraph-rsid="0019decc" style:font-size-asian="11pt" style:font-size-complex="11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style:text-underline-style="none" officeooo:rsid="0019db00" officeooo:paragraph-rsid="001a724f" style:font-size-asian="11pt" style:font-size-complex="11pt"/>
    </style:style>
    <style:style style:name="T1" style:family="text">
      <style:text-properties officeooo:rsid="00134a52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font-name="Times New Roman1" officeooo:rsid="00134a52" style:font-name-asian="Times New Roman1" style:font-name-complex="Times New Roman1"/>
    </style:style>
    <style:style style:name="T4" style:family="text">
      <style:text-properties style:font-name="Times New Roman1" officeooo:rsid="00154977" style:font-name-asian="Times New Roman1" style:font-name-complex="Times New Roman1"/>
    </style:style>
    <style:style style:name="T5" style:family="text">
      <style:text-properties style:font-name="Times New Roman1" officeooo:rsid="00191b67" style:font-name-asian="Times New Roman1" style:font-name-complex="Times New Roman1"/>
    </style:style>
    <style:style style:name="T6" style:family="text">
      <style:text-properties style:font-name="Times New Roman1" style:text-underline-style="none" officeooo:rsid="00154977"/>
    </style:style>
    <style:style style:name="T7" style:family="text">
      <style:text-properties style:font-name="Times New Roman1" style:text-underline-style="none" style:font-name-asian="Times New Roman1" style:font-name-complex="Times New Roman1"/>
    </style:style>
    <style:style style:name="T8" style:family="text">
      <style:text-properties style:font-name="Times New Roman1" style:text-underline-style="none" officeooo:rsid="00154977" style:font-name-asian="Times New Roman1" style:font-name-complex="Times New Roman1"/>
    </style:style>
    <style:style style:name="T9" style:family="text">
      <style:text-properties style:font-name="Times New Roman1" style:text-underline-style="none" officeooo:rsid="00134a52" style:font-name-asian="Times New Roman1" style:font-name-complex="Times New Roman1"/>
    </style:style>
    <style:style style:name="T10" style:family="text">
      <style:text-properties style:font-name="Times New Roman1" style:text-underline-style="none" officeooo:rsid="00159c9b" style:font-name-asian="Times New Roman1" style:font-name-complex="Times New Roman1"/>
    </style:style>
    <style:style style:name="T11" style:family="text">
      <style:text-properties style:font-name="Times New Roman1" style:text-underline-style="none" officeooo:rsid="00187980" style:font-name-asian="Times New Roman1" style:font-name-complex="Times New Roman1"/>
    </style:style>
    <style:style style:name="T12" style:family="text">
      <style:text-properties style:font-name="Times New Roman1" style:text-underline-style="none" officeooo:rsid="00191b67" style:font-name-asian="Times New Roman1" style:font-name-complex="Times New Roman1"/>
    </style:style>
    <style:style style:name="T13" style:family="text">
      <style:text-properties style:font-name="Times New Roman1" style:text-underline-style="none" officeooo:rsid="0019db00" style:font-name-asian="Times New Roman1" style:font-name-complex="Times New Roman1"/>
    </style:style>
    <style:style style:name="T14" style:family="text">
      <style:text-properties style:font-name="Times New Roman1" style:text-underline-style="none" officeooo:rsid="0018153c" style:font-name-asian="Times New Roman1" style:font-name-complex="Times New Roman1"/>
    </style:style>
    <style:style style:name="T15" style:family="text">
      <style:text-properties style:font-name="Times New Roman1" style:text-underline-style="none" officeooo:rsid="001a724f" style:font-name-asian="Times New Roman1" style:font-name-complex="Times New Roman1"/>
    </style:style>
    <style:style style:name="T16" style:family="text">
      <style:text-properties style:font-name="Times New Roman1" style:text-underline-style="none" officeooo:rsid="001c65cf" style:font-name-asian="Times New Roman1" style:font-name-complex="Times New Roman1"/>
    </style:style>
    <style:style style:name="T17" style:family="text">
      <style:text-properties style:font-name="Times New Roman1" style:text-underline-style="none" fo:font-weight="bold" style:font-name-asian="Times New Roman1" style:font-weight-asian="bold" style:font-name-complex="Times New Roman1" style:font-weight-complex="bold"/>
    </style:style>
    <style:style style:name="T18" style:family="text">
      <style:text-properties style:font-name="Times New Roman1" style:text-underline-style="none" fo:font-weight="bold" officeooo:rsid="0019db00" style:font-name-asian="Times New Roman1" style:font-weight-asian="bold" style:font-name-complex="Times New Roman1" style:font-weight-complex="bold"/>
    </style:style>
    <style:style style:name="T19" style:family="text">
      <style:text-properties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T20" style:family="text">
      <style:text-properties style:font-name="Times New Roman1" style:text-underline-style="none" fo:font-weight="normal" officeooo:rsid="0019db00" style:font-name-asian="Times New Roman1" style:font-weight-asian="normal" style:font-name-complex="Times New Roman1" style:font-weight-complex="normal"/>
    </style:style>
    <style:style style:name="T21" style:family="text">
      <style:text-properties style:font-name="Times New Roman1" fo:font-style="italic" style:text-underline-style="none" style:font-name-asian="Times New Roman1" style:font-style-asian="italic" style:font-name-complex="Times New Roman1" style:font-style-complex="italic"/>
    </style:style>
    <style:style style:name="T22" style:family="text">
      <style:text-properties style:font-name="Times New Roman1" fo:font-style="italic" style:text-underline-style="none" officeooo:rsid="00154977" style:font-name-asian="Times New Roman1" style:font-style-asian="italic" style:font-name-complex="Times New Roman1" style:font-style-complex="italic"/>
    </style:style>
    <style:style style:name="T23" style:family="text">
      <style:text-properties style:font-name="Times New Roman1" fo:font-style="italic" style:text-underline-style="none" officeooo:rsid="0016296f" style:font-name-asian="Times New Roman1" style:font-style-asian="italic" style:font-name-complex="Times New Roman1" style:font-style-complex="italic"/>
    </style:style>
    <style:style style:name="T24" style:family="text">
      <style:text-properties style:font-name="Times New Roman1" fo:font-style="italic" style:text-underline-style="none" officeooo:rsid="0018153c" style:font-name-asian="Times New Roman1" style:font-style-asian="italic" style:font-name-complex="Times New Roman1" style:font-style-complex="italic"/>
    </style:style>
    <style:style style:name="T25" style:family="text">
      <style:text-properties style:font-name="Times New Roman1" fo:font-style="italic" style:text-underline-style="none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6" style:family="text">
      <style:text-properties style:font-name="Times New Roman1" fo:font-style="italic" style:text-underline-style="none" fo:font-weight="normal" officeooo:rsid="00154977" style:font-name-asian="Times New Roman1" style:font-style-asian="italic" style:font-weight-asian="normal" style:font-name-complex="Times New Roman1" style:font-style-complex="italic" style:font-weight-complex="normal"/>
    </style:style>
    <style:style style:name="T27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T28" style:family="text">
      <style:text-properties style:font-name="Times New Roman1" fo:font-style="italic" officeooo:rsid="00187980" style:font-name-asian="Times New Roman1" style:font-style-asian="italic" style:font-name-complex="Times New Roman1" style:font-style-complex="italic"/>
    </style:style>
    <style:style style:name="T29" style:family="text">
      <style:text-properties style:font-name="Times New Roman1" fo:font-style="italic" officeooo:rsid="00154977" style:font-name-asian="Times New Roman1" style:font-style-asian="italic" style:font-name-complex="Times New Roman1" style:font-style-complex="italic"/>
    </style:style>
    <style:style style:name="T30" style:family="text">
      <style:text-properties style:font-name="Times New Roman1" fo:font-style="italic" fo:font-weight="normal" officeooo:rsid="001a724f" style:font-name-asian="Times New Roman1" style:font-style-asian="italic" style:font-weight-asian="normal" style:font-name-complex="Times New Roman1" style:font-style-complex="italic" style:font-weight-complex="normal"/>
    </style:style>
    <style:style style:name="T31" style:family="text">
      <style:text-properties style:font-name="Times New Roman1" fo:font-style="normal" style:text-underline-style="solid" style:text-underline-width="auto" style:text-underline-color="font-color" style:font-name-asian="Times New Roman1" style:font-style-asian="normal" style:font-name-complex="Times New Roman1" style:font-style-complex="normal"/>
    </style:style>
    <style:style style:name="T32" style:family="text">
      <style:text-properties style:font-name="Times New Roman1" style:text-underline-style="solid" style:text-underline-width="auto" style:text-underline-color="font-color" style:font-name-asian="Times New Roman1" style:font-name-complex="Times New Roman1"/>
    </style:style>
    <style:style style:name="T33" style:family="text">
      <style:text-properties style:font-name="Times New Roman1" style:text-underline-style="solid" style:text-underline-width="auto" style:text-underline-color="font-color" officeooo:rsid="00154977" style:font-name-asian="Times New Roman1" style:font-name-complex="Times New Roman1"/>
    </style:style>
    <style:style style:name="T34" style:family="text">
      <style:text-properties style:font-name="Times New Roman1" style:text-underline-style="solid" style:text-underline-width="auto" style:text-underline-color="font-color" officeooo:rsid="00187980" style:font-name-asian="Times New Roman1" style:font-name-complex="Times New Roman1"/>
    </style:style>
    <style:style style:name="T35" style:family="text">
      <style:text-properties style:font-name="Times New Roman1" style:text-underline-style="solid" style:text-underline-width="auto" style:text-underline-color="font-color" officeooo:rsid="00134a52" style:font-name-asian="Times New Roman1" style:font-name-complex="Times New Roman1"/>
    </style:style>
    <style:style style:name="T36" style:family="text">
      <style:text-properties style:font-name="Times New Roman1" style:text-underline-style="solid" style:text-underline-width="auto" style:text-underline-color="font-color" officeooo:rsid="0019db00" style:font-name-asian="Times New Roman1" style:font-name-complex="Times New Roman1"/>
    </style:style>
    <style:style style:name="T37" style:family="text">
      <style:text-properties style:font-name="Times New Roman1" style:text-underline-style="solid" style:text-underline-width="auto" style:text-underline-color="font-color" officeooo:rsid="001c65cf" style:font-name-asian="Times New Roman1" style:font-name-complex="Times New Roman1"/>
    </style:style>
    <style:style style:name="T38" style:family="text">
      <style:text-properties style:font-name="Times New Roman1" style:text-underline-style="solid" style:text-underline-width="auto" style:text-underline-color="font-color" fo:font-weight="normal" style:font-name-asian="Times New Roman1" style:font-weight-asian="normal" style:font-name-complex="Times New Roman1" style:font-weight-complex="normal"/>
    </style:style>
    <style:style style:name="T39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134a52"/>
    </style:style>
    <style:style style:name="T42" style:family="text">
      <style:text-properties style:text-underline-style="solid" style:text-underline-width="auto" style:text-underline-color="font-color" officeooo:rsid="00191b67"/>
    </style:style>
    <style:style style:name="T43" style:family="text">
      <style:text-properties style:text-underline-style="solid" style:text-underline-width="auto" style:text-underline-color="font-color" officeooo:rsid="001c65cf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134a52"/>
    </style:style>
    <style:style style:name="T46" style:family="text">
      <style:text-properties style:text-underline-style="none" officeooo:rsid="00134a52" style:font-name-asian="Times New Roman1" style:font-name-complex="Times New Roman1"/>
    </style:style>
    <style:style style:name="T47" style:family="text">
      <style:text-properties officeooo:rsid="00134a52" style:font-name-asian="Times New Roman1" style:font-name-complex="Times New Roman1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0" style:family="text">
      <style:text-properties fo:font-style="normal" style:text-underline-style="solid" style:text-underline-width="auto" style:text-underline-color="font-color" officeooo:rsid="00134a52" style:font-style-asian="normal" style:font-style-complex="normal"/>
    </style:style>
    <style:style style:name="T51" style:family="text">
      <style:text-properties officeooo:rsid="001c65c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19557181770814528" text:style-name="L1">
        <text:list-item>
          <text:p text:style-name="P1"><text:span text:style-name="T48">Nef</text:span> <text:span text:style-name="T50">Homme</text:span><text:span text:style-name="T1"> </text:span><text:span text:style-name="T8">[</text:span><text:span text:style-name="T47">mer </text:span><text:span text:style-name="T3">↔ </text:span><text:span text:style-name="T4">île rocheuse</text:span><text:span text:style-name="T8">]</text:span></text:p>
        </text:list-item>
        <text:list-item>
          <text:p text:style-name="P1"><text:span text:style-name="T48">Nef</text:span> <text:span text:style-name="T50">Dame</text:span><text:span text:style-name="T1"> </text:span><text:span text:style-name="T8">[</text:span><text:span text:style-name="T47">mer </text:span><text:span text:style-name="T3">↔ </text:span><text:span text:style-name="T4">île rocheuse</text:span><text:span text:style-name="T8">]</text:span></text:p>
        </text:list-item>
        <text:list-item>
          <text:p text:style-name="P1"><text:span text:style-name="T48">Nef</text:span> <text:span text:style-name="T50">Homme</text:span><text:span text:style-name="T1"> </text:span><text:span text:style-name="T8">[</text:span><text:span text:style-name="T47">mer </text:span><text:span text:style-name="T3">↔ </text:span><text:span text:style-name="T4">île rocheuse</text:span><text:span text:style-name="T8">]</text:span></text:p>
        </text:list-item>
        <text:list-item>
          <text:p text:style-name="P1"><text:span text:style-name="T48">Nef</text:span> <text:span text:style-name="T50">Dame</text:span><text:span text:style-name="T1"> </text:span><text:span text:style-name="T8">[</text:span><text:span text:style-name="T47">mer </text:span><text:span text:style-name="T3">↔ </text:span><text:span text:style-name="T4">île rocheuse</text:span><text:span text:style-name="T8">]</text:span></text:p>
        </text:list-item>
        <text:list-item>
          <text:p text:style-name="P1"><text:span text:style-name="T48">Nef</text:span> <text:span text:style-name="T50">Homme</text:span><text:span text:style-name="T45"> </text:span><text:span text:style-name="T6">[</text:span><text:span text:style-name="T1">mer </text:span><text:span text:style-name="T3">↔ </text:span><text:span text:style-name="T4">île rocheuse</text:span><text:span text:style-name="T8">]</text:span></text:p>
        </text:list-item>
        <text:list-item>
          <text:p text:style-name="P1"><text:span text:style-name="T48">Nef aux écus</text:span> <text:span text:style-name="T6">[</text:span><text:span text:style-name="T1">mer </text:span><text:span text:style-name="T3">→ </text:span><text:span text:style-name="T4">île rocheuse</text:span><text:span text:style-name="T8">]</text:span></text:p>
        </text:list-item>
        <text:list-item>
          <text:p text:style-name="P5"><text:span text:style-name="T21">Nef aux écus</text:span><text:span text:style-name="T7"> </text:span><text:span text:style-name="T31">Mordrain</text:span><text:span text:style-name="T7"> [île rocheuse → mer]</text:span></text:p>
        </text:list-item>
        <text:list-item>
          <text:p text:style-name="P2"><text:span text:style-name="T22">Nef de Salomon</text:span><text:span text:style-name="T8"> [</text:span><text:span text:style-name="T10">terre de </text:span><text:span text:style-name="T8">Salomon → mer]</text:span></text:p>
        </text:list-item>
        <text:list-item>
          <text:p text:style-name="P2"><text:span text:style-name="T22">Nef de Salomon</text:span><text:span text:style-name="T8"> [île tournoyante </text:span><text:span text:style-name="T10">↔</text:span><text:span text:style-name="T8"> mer]</text:span></text:p>
        </text:list-item>
        <text:list-item>
          <text:p text:style-name="P1"><text:span text:style-name="T48">Nacelle</text:span> <text:span text:style-name="T50">H</text:span><text:span text:style-name="T49">omme</text:span> <text:span text:style-name="T8">[mer </text:span><text:span text:style-name="T10">↔</text:span><text:span text:style-name="T8"> île tournoyante]</text:span></text:p>
        </text:list-item>
        <text:list-item>
          <text:p text:style-name="P2"><text:span text:style-name="T48">Nef</text:span> <text:span text:style-name="T50">Label et chevaliers</text:span><text:span text:style-name="T1"> </text:span><text:span text:style-name="T8">[mer → île]</text:span></text:p>
        </text:list-item>
        <text:list-item>
          <text:p text:style-name="P2"><text:span text:style-name="T48">Nef</text:span> <text:span text:style-name="T50">Label et chevaliers</text:span><text:span text:style-name="T1"> </text:span><text:span text:style-name="T8">[mer → île]</text:span></text:p>
        </text:list-item>
        <text:list-item>
          <text:p text:style-name="P6"><text:span text:style-name="T22">N</text:span><text:span text:style-name="T21">ef</text:span><text:span text:style-name="T7"> </text:span><text:span text:style-name="T31">Célidoine et lion</text:span><text:span text:style-name="T7"> </text:span><text:span text:style-name="T8">[</text:span><text:span text:style-name="T7">île</text:span><text:span text:style-name="T8"> → </text:span><text:span text:style-name="T7">mer</text:span><text:span text:style-name="T8">]</text:span></text:p>
        </text:list-item>
        <text:list-item>
          <text:p text:style-name="P7"><text:span text:style-name="T23">Nef</text:span><text:span text:style-name="T7"> </text:span><text:span text:style-name="T36">Célidoine et lion</text:span><text:span text:style-name="T13"> </text:span><text:span text:style-name="T18">∩</text:span><text:span text:style-name="T8"> </text:span><text:span text:style-name="T21">Nef de Salomon</text:span></text:p>
        </text:list-item>
        <text:list-item>
          <text:p text:style-name="P6"><text:span text:style-name="T22">N</text:span><text:span text:style-name="T21">ef de Salomon</text:span><text:span text:style-name="T7"> </text:span><text:span text:style-name="T32">Célidoine</text:span><text:span text:style-name="T46"> </text:span><text:span text:style-name="T8">[mer → île </text:span><text:span text:style-name="T7">tournoyante</text:span><text:span text:style-name="T8">]</text:span></text:p>
        </text:list-item>
        <text:list-item>
          <text:p text:style-name="P8"><text:span text:style-name="T22">N</text:span><text:span text:style-name="T21">ef de Salomon</text:span><text:span text:style-name="T7"> </text:span><text:span text:style-name="T32">Célidoine et Nascien</text:span><text:span text:style-name="T7"> </text:span><text:span text:style-name="T8">[île tournoyante → mer]</text:span></text:p>
        </text:list-item>
        <text:list-item>
          <text:p text:style-name="P8"><text:span text:style-name="T22">Nef de Salomon</text:span><text:span text:style-name="T8"> </text:span><text:span text:style-name="T33">Célidoine et Nascien</text:span><text:span text:style-name="T8"> [</text:span><text:span text:style-name="T7">mer</text:span><text:span text:style-name="T8"> → </text:span><text:span text:style-name="T7">île du géant</text:span><text:span text:style-name="T8">]</text:span></text:p>
        </text:list-item>
        <text:list-item>
          <text:p text:style-name="P8"><text:span text:style-name="T22">N</text:span><text:span text:style-name="T21">ef aux écus</text:span><text:span text:style-name="T7"> </text:span><text:span text:style-name="T32">Mordrain</text:span><text:span text:style-name="T7"> </text:span><text:span text:style-name="T8">[</text:span><text:span text:style-name="T7">mer</text:span><text:span text:style-name="T8"> → </text:span><text:span text:style-name="T7">île du géant</text:span><text:span text:style-name="T8">]</text:span></text:p>
        </text:list-item>
        <text:list-item>
          <text:p text:style-name="P9"><text:span text:style-name="T22">N</text:span><text:span text:style-name="T21">ef aux écus</text:span><text:span text:style-name="T7"> </text:span><text:span text:style-name="T34">Mordrain, Nascien et Célidoine</text:span><text:span text:style-name="T11"> </text:span><text:span text:style-name="T8">[</text:span><text:span text:style-name="T11">île du géant</text:span><text:span text:style-name="T8"> → </text:span><text:span text:style-name="T11">mer</text:span><text:span text:style-name="T8">]</text:span></text:p>
        </text:list-item>
        <text:list-item>
          <text:p text:style-name="P3"><text:span text:style-name="T48">Nef</text:span> <text:span text:style-name="T41">M</text:span><text:span text:style-name="T40">essagers </text:span><text:span text:style-name="T41">et fille d</text:span><text:span text:style-name="T43">e</text:span><text:span text:style-name="T41"> Label</text:span><text:span text:style-name="T1"> </text:span><text:span text:style-name="T8">[</text:span><text:span text:style-name="T12">continent</text:span><text:span text:style-name="T8"> → </text:span><text:span text:style-name="T11">mer</text:span><text:span text:style-name="T8">]</text:span></text:p>
        </text:list-item>
        <text:list-item>
          <text:p text:style-name="P3"><text:span text:style-name="T22">Nef</text:span><text:span text:style-name="T8"> </text:span><text:span text:style-name="T35">M</text:span><text:span text:style-name="T33">essagers </text:span><text:span text:style-name="T35">et fille d</text:span><text:span text:style-name="T37">e</text:span><text:span text:style-name="T35"> Label</text:span><text:span text:style-name="T9"> </text:span><text:span text:style-name="T8">[</text:span><text:span text:style-name="T12">mer</text:span><text:span text:style-name="T8"> → </text:span><text:span text:style-name="T12">île d'Hippocrate</text:span><text:span text:style-name="T8">]</text:span></text:p>
        </text:list-item>
        <text:list-item>
          <text:p text:style-name="P3"><text:span text:style-name="T48">Nef</text:span> <text:span text:style-name="T40">Serpent </text:span><text:span text:style-name="T41">Savant</text:span><text:span text:style-name="T1"> </text:span><text:span text:style-name="T8">[</text:span><text:span text:style-name="T12">mer</text:span><text:span text:style-name="T8"> </text:span><text:span text:style-name="T12">↔</text:span><text:span text:style-name="T8"> </text:span><text:span text:style-name="T12">île d'Hippocrate</text:span><text:span text:style-name="T8">]</text:span></text:p>
        </text:list-item>
        <text:list-item>
          <text:p text:style-name="P3">Nacelle <text:span text:style-name="T41">H</text:span><text:span text:style-name="T40">omme</text:span> <text:span text:style-name="T8">[</text:span><text:span text:style-name="T12">mer</text:span><text:span text:style-name="T8"> </text:span><text:span text:style-name="T12">↔</text:span><text:span text:style-name="T8"> </text:span><text:span text:style-name="T12">île d'Hippocrate</text:span><text:span text:style-name="T8">]</text:span></text:p>
        </text:list-item>
        <text:list-item>
          <text:p text:style-name="P4"><text:span text:style-name="T48">Nef</text:span> <text:span text:style-name="T42">Dame d'Athènes</text:span><text:span text:style-name="T1"> </text:span><text:span text:style-name="T8">[</text:span><text:span text:style-name="T12">mer</text:span><text:span text:style-name="T8"> </text:span><text:span text:style-name="T12">↔</text:span><text:span text:style-name="T8"> </text:span><text:span text:style-name="T12">île d'Hippocrate</text:span><text:span text:style-name="T8">]</text:span></text:p>
        </text:list-item>
        <text:list-item>
          <text:p text:style-name="P4"><text:span text:style-name="T48">Nacelle</text:span> <text:span text:style-name="T41">H</text:span><text:span text:style-name="T40">omme et lion</text:span><text:span text:style-name="T8"> [</text:span><text:span text:style-name="T12">mer</text:span><text:span text:style-name="T8"> → </text:span><text:span text:style-name="T12">île d'Hippocrate</text:span><text:span text:style-name="T8">]</text:span></text:p>
        </text:list-item>
        <text:list-item>
          <text:p text:style-name="P10"><text:span text:style-name="T26">N</text:span><text:span text:style-name="T25">acelle</text:span><text:span text:style-name="T7"> </text:span><text:span text:style-name="T32">Messagers et fille du roi Label</text:span><text:span text:style-name="T7"> </text:span><text:span text:style-name="T8">[</text:span><text:span text:style-name="T7">île d'Hippocrate</text:span><text:span text:style-name="T8"> → </text:span><text:span text:style-name="T7">mer</text:span><text:span text:style-name="T8">]</text:span></text:p>
        </text:list-item>
        <text:list-item>
          <text:p text:style-name="P11"><text:span text:style-name="T22">N</text:span><text:span text:style-name="T21">acelle</text:span><text:span text:style-name="T7"> </text:span><text:span text:style-name="T32">Messagers et fille du roi Label</text:span><text:span text:style-name="T7"> </text:span><text:span text:style-name="T17">∩</text:span><text:span text:style-name="T7"> </text:span><text:span text:style-name="T22">N</text:span><text:span text:style-name="T24">ef aux écus</text:span><text:span text:style-name="T14"> </text:span><text:span text:style-name="T34">Mordrain, Nascien et Célidoine</text:span></text:p>
        </text:list-item>
        <text:list-item>
          <text:p text:style-name="P15"><text:span text:style-name="T28">N</text:span><text:span text:style-name="T27">ef aux écus</text:span><text:span text:style-name="T2"> </text:span><text:span text:style-name="T32">Mordrain, Nascien, Célidoine, messagers et fille </text:span><text:span text:style-name="T37">de</text:span><text:span text:style-name="T32"> Label</text:span><text:span text:style-name="T2"> </text:span><text:span text:style-name="T4">[ </text:span><text:span text:style-name="T5">mer</text:span><text:span text:style-name="T4">]</text:span></text:p>
        </text:list-item>
        <text:list-item>
          <text:p text:style-name="P16"><text:span text:style-name="T28">N</text:span><text:span text:style-name="T29">ef aux écus</text:span><text:span text:style-name="T4"> </text:span><text:span text:style-name="T33">Mordrain, Nascien, Célidoine, messagers et fille d</text:span><text:span text:style-name="T37">e</text:span><text:span text:style-name="T33"> Label</text:span><text:span text:style-name="T4"> </text:span><text:span text:style-name="T39">∩ </text:span><text:span text:style-name="T30">Nacelle</text:span></text:p>
        </text:list-item>
        <text:list-item>
          <text:p text:style-name="P12"><text:span text:style-name="T48">Nacelle</text:span> <text:span text:style-name="T40">Célidoine</text:span><text:span text:style-name="T44"> </text:span><text:span text:style-name="T8">[</text:span><text:span text:style-name="T12">mer</text:span><text:span text:style-name="T8"> → </text:span><text:span text:style-name="T15">Grande Bretagne</text:span><text:span text:style-name="T8">]</text:span></text:p>
        </text:list-item>
        <text:list-item>
          <text:p text:style-name="P13"><text:span text:style-name="T22">N</text:span><text:span text:style-name="T21">ef aux écus</text:span><text:span text:style-name="T7"> </text:span><text:span text:style-name="T32">Mordrain, Nascien, messagers et fille d</text:span><text:span text:style-name="T37">e</text:span><text:span text:style-name="T32"> Label</text:span><text:span text:style-name="T7"> </text:span><text:span text:style-name="T8">[</text:span><text:span text:style-name="T12">mer</text:span><text:span text:style-name="T8"> → </text:span><text:span text:style-name="T7">continent</text:span><text:span text:style-name="T8">]</text:span></text:p>
        </text:list-item>
        <text:list-item>
          <text:p text:style-name="P13"><text:span text:style-name="T22">N</text:span><text:span text:style-name="T21">ef</text:span><text:span text:style-name="T7"> </text:span><text:span text:style-name="T32">Nascien</text:span><text:span text:style-name="T7"> </text:span><text:span text:style-name="T8">[</text:span><text:span text:style-name="T12">continent</text:span><text:span text:style-name="T8"> → </text:span><text:span text:style-name="T11">mer</text:span><text:span text:style-name="T8">]</text:span></text:p>
        </text:list-item>
        <text:list-item>
          <text:p text:style-name="P13"><text:span text:style-name="T22">N</text:span><text:span text:style-name="T21">ef</text:span><text:span text:style-name="T7"> </text:span><text:span text:style-name="T32">Nascien</text:span><text:span text:style-name="T7"> </text:span><text:span text:style-name="T18">∩</text:span><text:span text:style-name="T20"> </text:span><text:span text:style-name="T25">Nef</text:span><text:span text:style-name="T19"> </text:span><text:span text:style-name="T38">Chevaliers de la cité de Cordes</text:span></text:p>
        </text:list-item>
        <text:list-item>
          <text:p text:style-name="P12"><text:span text:style-name="T48">Nef</text:span> <text:span text:style-name="T43">Nascien</text:span><text:span text:style-name="T51"> </text:span><text:span text:style-name="T8">[</text:span><text:span text:style-name="T12">mer</text:span><text:span text:style-name="T8"> → </text:span><text:span text:style-name="T15">Grande Bretagne</text:span><text:span text:style-name="T8">]</text:span></text:p>
        </text:list-item>
        <text:list-item>
          <text:p text:style-name="P14"><text:span text:style-name="T22">N</text:span><text:span text:style-name="T21">ef</text:span><text:span text:style-name="T7"> </text:span><text:span text:style-name="T32">Mordrain et chevaliers</text:span><text:span text:style-name="T7"> </text:span><text:span text:style-name="T8">[</text:span><text:span text:style-name="T12">continent</text:span><text:span text:style-name="T8"> → </text:span><text:span text:style-name="T7">mer</text:span><text:span text:style-name="T8">]</text:span></text:p>
        </text:list-item>
        <text:list-item>
          <text:p text:style-name="P14"><text:span text:style-name="T22">Nef</text:span><text:span text:style-name="T8"> </text:span><text:span text:style-name="T33">Mordrain et chevaliers</text:span><text:span text:style-name="T8"> [</text:span><text:span text:style-name="T7">mer</text:span><text:span text:style-name="T8"> → </text:span><text:span text:style-name="T7">Grande Bretagne</text:span><text:span text:style-name="T8">]</text:span></text:p>
        </text:list-item>
        <text:list-item>
          <text:p text:style-name="P12"><text:span text:style-name="T48">Nacelle</text:span> <text:span text:style-name="T40">Pierre</text:span> <text:span text:style-name="T8">[</text:span><text:span text:style-name="T16">Grande Bretagne</text:span><text:span text:style-name="T8"> → </text:span><text:span text:style-name="T16">mer</text:span><text:span text:style-name="T8">]</text:span></text:p>
        </text:list-item>
        <text:list-item>
          <text:p text:style-name="P14"><text:span text:style-name="T22">N</text:span><text:span text:style-name="T21">acelle</text:span><text:span text:style-name="T7"> </text:span><text:span text:style-name="T32">Pierre</text:span><text:span text:style-name="T7"> </text:span><text:span text:style-name="T8">[</text:span><text:span text:style-name="T12">mer</text:span><text:span text:style-name="T8"> → </text:span><text:span text:style-name="T7">île du château d'Orcan</text:span><text:span text:style-name="T8">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6-16T10:50:03.161799419</meta:creation-date>
    <dc:date>2015-06-16T13:48:16.016943808</dc:date>
    <dc:creator>Gauthier </dc:creator>
    <meta:editing-duration>PT1H55M4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38" meta:word-count="351" meta:character-count="1841" meta:non-whitespace-character-count="1566"/>
  </office:meta>
</office:document-meta>
</file>